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A85DC9C45A5B4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2.004cm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3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6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4.15cm" fo:min-width="5.9cm"/>
    </style:style>
    <style:style style:name="gr7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1.95cm" fo:min-width="3.6cm"/>
    </style:style>
    <style:style style:name="gr8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3.1cm"/>
    </style:style>
    <style:style style:name="gr9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4.1cm"/>
    </style:style>
    <style:style style:name="gr10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1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6.55cm" fo:min-width="5.5cm"/>
    </style:style>
    <style:style style:name="gr12" style:family="graphic" style:parent-style-name="standard">
      <style:graphic-properties draw:fill-color="#007a87" draw:textarea-horizontal-align="justify" draw:textarea-vertical-align="middle" draw:auto-grow-height="false" fo:min-height="0.654cm" fo:min-width="11.904cm"/>
    </style:style>
    <style:style style:name="gr13" style:family="graphic" style:parent-style-name="standard">
      <style:graphic-properties draw:fill-color="#007a87" draw:textarea-horizontal-align="justify" draw:textarea-vertical-align="middle" draw:auto-grow-height="false" fo:min-height="0.654cm" fo:min-width="5.40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598cm" fo:min-width="26.848cm" fo:padding-top="0.151cm" fo:padding-bottom="0.151cm" fo:padding-left="0.276cm" fo:padding-right="0.276cm"/>
    </style:style>
    <style:style style:name="gr16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17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1.85cm" fo:min-width="5.5cm"/>
    </style:style>
    <style:style style:name="gr18" style:family="graphic" style:parent-style-name="standard">
      <style:graphic-properties svg:stroke-color="#808080" draw:fill-color="#666666" draw:textarea-horizontal-align="justify" draw:textarea-vertical-align="middle" draw:auto-grow-height="false" fo:min-height="0.9cm" fo:min-width="0.462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0.47cm" fo:min-width="1.236cm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1.25cm" fo:min-width="1.25cm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-color="#a3dbe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loext:graphic-properties draw:fill="none" draw:opacity="97%"/>
      <style:paragraph-properties fo:text-align="center"/>
      <style:text-properties style:font-name="Overpass"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  <style:text-properties style:font-name="Overpass" fo:font-size="12pt" style:font-size-asian="12pt" style:font-size-complex="12pt"/>
    </style:style>
    <style:style style:name="P8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P9" style:family="paragraph">
      <loext:graphic-properties draw:fill-color="#666666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cm" svg:height="1cm" svg:x="7.1cm" svg:y="5cm">
          <text:p text:style-name="P1"><text:span text:style-name="T1">address-</text:span></text:p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8.9cm" svg:y="9.9cm">
          <text:p text:style-name="P1"><text:span text:style-name="T1">r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5.7cm" svg:y="9.9cm">
          <text:p text:style-name="P1"><text:span text:style-name="T1">config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8.901cm" svg:y="12.201cm">
          <text:p text:style-name="P1"><text:span text:style-name="T1">queue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0.8cm" svg:height="0.8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8cm" svg:height="0.8cm" svg:x="19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0.8cm" svg:height="0.8cm" svg:x="20.6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8cm" svg:height="0.8cm" svg:x="17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6.5cm" svg:y1="6cm" svg:x2="17.72cm" svg:y2="7.62cm" draw:start-shape="id1" draw:start-glue-point="8" draw:end-shape="id2" draw:end-glue-point="5" svg:d="M16500 6000l1220 1620" svg:viewBox="0 0 1221 1621">
          <text:p/>
        </draw:connector>
        <draw:connector draw:style-name="gr4" draw:text-style-name="P4" draw:layer="layout" draw:type="line" svg:x1="16.9cm" svg:y1="5.6cm" svg:x2="19.101cm" svg:y2="5.601cm" draw:start-shape="id1" draw:start-glue-point="10" draw:end-shape="id3" draw:end-glue-point="6" svg:d="M16900 5600l2201 1" svg:viewBox="0 0 2202 2">
          <text:p/>
        </draw:connector>
        <draw:connector draw:style-name="gr4" draw:text-style-name="P4" draw:layer="layout" draw:type="line" svg:x1="19.218cm" svg:y1="5.884cm" svg:x2="18.286cm" svg:y2="7.62cm" draw:start-shape="id3" draw:start-glue-point="7" draw:end-shape="id2" draw:end-glue-point="11" svg:d="M19218 5884l-932 1736" svg:viewBox="0 0 933 1737">
          <text:p/>
        </draw:connector>
        <draw:connector draw:style-name="gr4" draw:text-style-name="P4" draw:layer="layout" draw:type="line" svg:x1="19.784cm" svg:y1="5.884cm" svg:x2="21.002cm" svg:y2="7.502cm" draw:start-shape="id3" draw:start-glue-point="9" draw:end-shape="id4" draw:end-glue-point="4" svg:d="M19784 5884l1218 1618" svg:viewBox="0 0 1219 1619">
          <text:p/>
        </draw:connector>
        <draw:connector draw:style-name="gr4" draw:text-style-name="P4" draw:layer="layout" draw:type="line" svg:x1="18.403cm" svg:y1="7.903cm" svg:x2="20.602cm" svg:y2="7.902cm" draw:start-shape="id2" draw:start-glue-point="10" draw:end-shape="id4" draw:end-glue-point="6" svg:d="M18403 7903l2199-1" svg:viewBox="0 0 2200 2">
          <text:p/>
        </draw:connector>
        <draw:connector draw:style-name="gr4" draw:text-style-name="P4" draw:layer="layout" draw:type="line" svg:x1="16.783cm" svg:y1="5.883cm" svg:x2="20.719cm" svg:y2="7.619cm" draw:start-shape="id1" draw:start-glue-point="9" draw:end-shape="id4" draw:end-glue-point="5" svg:d="M16783 5883l3936 1736" svg:viewBox="0 0 3937 1737">
          <text:p/>
        </draw:connector>
        <draw:custom-shape draw:style-name="gr5" draw:text-style-name="P5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cm" svg:height="1cm" svg:x="24.503cm" svg:y="8.0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24.5cm" svg:y="11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6.4cm" svg:height="4.4cm" svg:x="15.4cm" svg:y="4.2cm">
          <draw:glue-point draw:id="4" svg:x="-5cm" svg:y="2.727cm"/>
          <text:p text:style-name="P1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cm" svg:height="2.2cm" svg:x="23.8cm" svg:y="4.2cm">
          <text:p text:style-name="P1"><text:span text:style-name="T2">mqtt-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1cm" svg:height="2.2cm" svg:x="23.8cm" svg:y="7cm">
          <text:p text:style-name="P1"><text:span text:style-name="T2">mqtt-lwt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cm" svg:height="2.2cm" svg:x="23.8cm" svg:y="10.2cm">
          <text:p text:style-name="P1"><text:span text:style-name="T2">subscrip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6cm" svg:height="3.4cm" svg:x="14cm" svg:y="10.1cm">
          <draw:glue-point draw:id="4" svg:x="-3.888cm" svg:y="-5cm"/>
          <text:p text:style-name="P1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cm" svg:height="3.4cm" svg:x="18.4cm" svg:y="10.1cm">
          <text:p text:style-name="P1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cm" svg:height="1.4cm" svg:x="14.4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15.6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18.9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20.1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3" draw:layer="layout" svg:width="1cm" svg:height="1.4cm" svg:x="21.3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7" draw:layer="layout" svg:width="6cm" svg:height="6.8cm" svg:x="5.3cm" svg:y="6.7cm"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2.5cm" svg:height="1cm" svg:x="15.4cm" svg:y="2.1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6cm" svg:height="1cm" svg:x="5.3cm" svg:y="2.1cm">
          <text:p text:style-name="P1"><text:span text:style-name="T1">messaging tena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2.8cm" svg:height="2.8cm" svg:x="1.1cm" svg:y="4.1cm">
          <draw:image xlink:href="Pictures/100002010000040000000400A85DC9C45A5B4F73.png" xlink:type="simple" xlink:show="embed" xlink:actuate="onLoad">
            <text:p/>
          </draw:image>
        </draw:frame>
        <draw:custom-shape draw:style-name="gr15" draw:text-style-name="P4" draw:layer="layout" svg:width="27.4cm" svg:height="9.9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6.2cm" svg:x="1.5cm" svg:y="7.3cm">
          <draw:glue-point draw:id="4" svg:x="5cm" svg:y="-4.193cm"/>
          <text:p text:style-name="P1"><text:span text:style-name="T1">OpenShift</text:span></text:p>
          <text:p text:style-name="P1"><text:span text:style-name="T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6cm" svg:height="2.1cm" svg:x="5.3cm" svg:y="4.1cm">
          <text:p text:style-name="P1"><text:span text:style-name="T2">address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8.956cm" svg:y="7.752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2cm" svg:height="2.3cm" svg:x="22.1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9" draw:layer="layout" svg:width="2.8cm" svg:height="1.1cm" svg:x="16.6cm" svg:y="8.8cm">
          <text:p/>
          <draw:enhanced-geometry svg:viewBox="0 0 21600 21600" draw:text-areas="?f0 ?f8 ?f2 ?f9" draw:type="up-down-arrow" draw:modifiers="4102.53480899679 6028.0546978385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0" draw:layer="layout" svg:width="2cm" svg:height="3cm" svg:x="12.3cm" svg:y="7cm">
          <text:p/>
          <draw:enhanced-geometry svg:viewBox="0 0 21600 21600" draw:text-areas="0 ?f0 ?f5 ?f2" draw:type="right-arrow" draw:modifiers="11010.4947526237 6110.763078973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4-07T13:13:48.347912258</dc:date>
    <meta:editing-duration>PT44M8S</meta:editing-duration>
    <meta:editing-cycles>32</meta:editing-cycles>
    <meta:generator>LibreOffice/5.2.6.2$Linux_X86_64 LibreOffice_project/20$Build-2</meta:generator>
    <meta:document-statistic meta:object-count="39"/>
  </office:meta>
</office:document-meta>
</file>